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527f" officeooo:paragraph-rsid="001b527f"/>
    </style:style>
    <style:style style:name="P2" style:family="paragraph" style:parent-style-name="Standard">
      <style:text-properties officeooo:rsid="001efad8" officeooo:paragraph-rsid="001efad8"/>
    </style:style>
    <style:style style:name="P3" style:family="paragraph" style:parent-style-name="Standard">
      <style:text-properties fo:font-weight="bold" officeooo:rsid="001efad8" officeooo:paragraph-rsid="001efad8" style:font-weight-asian="bold" style:font-weight-complex="bold"/>
    </style:style>
    <style:style style:name="P4" style:family="paragraph" style:parent-style-name="Standard">
      <style:text-properties fo:font-weight="bold" officeooo:rsid="001b527f" officeooo:paragraph-rsid="001b527f" style:font-weight-asian="bold" style:font-weight-complex="bold"/>
    </style:style>
    <style:style style:name="T1" style:family="text">
      <style:text-properties officeooo:rsid="001c4011"/>
    </style:style>
    <style:style style:name="T2" style:family="text">
      <style:text-properties officeooo:rsid="001efad8"/>
    </style:style>
    <style:style style:name="T3" style:family="text">
      <style:text-properties officeooo:rsid="0020a5a2"/>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hris Park Lab 6</text:p>
      <text:p text:style-name="P1"/>
      <text:p text:style-name="P4">Problem 1 Output &amp; Answer:</text:p>
      <text:p text:style-name="P1"/>
      <text:p text:style-name="P4">Verbose:</text:p>
      <text:p text:style-name="P1">Philosopher 1 is Thinking... </text:p>
      <text:p text:style-name="P1">take: Philosopher 1 is locking mutex </text:p>
      <text:p text:style-name="P1">Philosopher 1 is Hungry! </text:p>
      <text:p text:style-name="P1">put: Philosopher 1 is signaling wakeup </text:p>
      <text:p text:style-name="P1">take: Philosopher 1 is unclocking mutex </text:p>
      <text:p text:style-name="P1">take: Philosopher 1 is waiting </text:p>
      <text:p text:style-name="P1">Philosopher 1 is Eating. </text:p>
      <text:p text:style-name="P1">put: Philosopher 1 is locking mutex </text:p>
      <text:p text:style-name="P1">Philosopher 1 is unlocking mutex </text:p>
      <text:p text:style-name="P1">Philosopher 1 is Thinking... </text:p>
      <text:p text:style-name="P1">take: Philosopher 1 is locking mutex </text:p>
      <text:p text:style-name="P1">put: Philosopher 4 is signaling wakeup </text:p>
      <text:p text:style-name="P1">Philosopher 3 is unlocking mutex </text:p>
      <text:p text:style-name="P1">Philosopher 1 is Hungry! </text:p>
      <text:p text:style-name="P1">put: Philosopher 1 is signaling wakeup </text:p>
      <text:p text:style-name="P1">take: Philosopher 1 is unclocking mutex </text:p>
      <text:p text:style-name="P1">take: Philosopher 1 is waiting </text:p>
      <text:p text:style-name="P1">Philosopher 1 is Eating. </text:p>
      <text:p text:style-name="P1">put: Philosopher 1 is locking mutex </text:p>
      <text:p text:style-name="P1">put: Philosopher 2 is signaling wakeup </text:p>
      <text:p text:style-name="P1">Philosopher 1 is unlocking mutex </text:p>
      <text:p text:style-name="P1">Philosopher 1 is Thinking... </text:p>
      <text:p text:style-name="P1"/>
      <text:p text:style-name="P4">Non Verbose:</text:p>
      <text:p text:style-name="P1">Philosopher 3 is Thinking... </text:p>
      <text:p text:style-name="P1">Philosopher 3 is Hungry! </text:p>
      <text:p text:style-name="P1">Philosopher 3 is Eating. </text:p>
      <text:p text:style-name="P1">Philosopher 3 is Thinking... </text:p>
      <text:p text:style-name="P1">Philosopher 3 is Hungry! </text:p>
      <text:p text:style-name="P1">Philosopher 3 is Eating. </text:p>
      <text:p text:style-name="P1">Philosopher 0 is Eating. </text:p>
      <text:p text:style-name="P1">Philosopher 0 is Thinking... </text:p>
      <text:p text:style-name="P1">Philosopher 0 is Hungry! </text:p>
      <text:p text:style-name="P1">Philosopher 1 is Eating. </text:p>
      <text:p text:style-name="P1">Philosopher 1 is Thinking... </text:p>
      <text:p text:style-name="P1">Philosopher 1 is Hungry! </text:p>
      <text:p text:style-name="P1">Philosopher 1 is Eating. </text:p>
      <text:p text:style-name="P1">Philosopher 1 is Thinking... </text:p>
      <text:p text:style-name="P1">Philosopher 1 is Hungry! </text:p>
      <text:p text:style-name="P1"/>
      <text:p text:style-name="P1"><text:span text:style-name="T4">A)</text:span> Each philosopher starts out by thinking. It then attempts to pick up the fork, locking down the mutex for the critical section inside of takefork. It's state is then changed to hungry and a call to test is made. From here its state is changed to eating. After returning from the test it unlocks the critical region and locks the mutex for the fork, preventing other threads from using the fork. Its state is changed back to <text:soft-page-break/>thinking in the call to putfork and it tests its neighbors to give them a chance to eat if necessary. <text:span text:style-name="T2">Having</text:span> then release<text:span text:style-name="T2">d</text:span> the lock on the fork and the <text:span text:style-name="T1">cycle</text:span> continues. From the output it would appear that one process can dominate for a lengthy period of time, there are also a couple of instances in the verbose set of output where <text:span text:style-name="T1">you can see the threads running concurrently when they do not interfere with each other. These happen when threads wake up, and once to unlock a mutex.</text:span></text:p>
      <text:p text:style-name="P1"/>
      <text:p text:style-name="P3">Problem 2 Output &amp; Answer:</text:p>
      <text:p text:style-name="P2"/>
      <text:p text:style-name="P2">Writing to database</text:p>
      <text:p text:style-name="P2">Reading from database</text:p>
      <text:p text:style-name="P2">Reading from database</text:p>
      <text:p text:style-name="P2">Writing to database</text:p>
      <text:p text:style-name="P2">Reading from database</text:p>
      <text:p text:style-name="P2">Reading from database</text:p>
      <text:p text:style-name="P2">Writing to database</text:p>
      <text:p text:style-name="P2">Reading from database</text:p>
      <text:p text:style-name="P2">Reading from database</text:p>
      <text:p text:style-name="P2">Writing to database</text:p>
      <text:p text:style-name="P2">Reading from database</text:p>
      <text:p text:style-name="P2">Reading from database</text:p>
      <text:p text:style-name="P2">Writing to database</text:p>
      <text:p text:style-name="P2">Reading from database</text:p>
      <text:p text:style-name="P2">Reading from database</text:p>
      <text:p text:style-name="P2">Writing to database</text:p>
      <text:p text:style-name="P2">Reading from database</text:p>
      <text:p text:style-name="P2"/>
      <text:p text:style-name="P2"><text:span text:style-name="T4">A) </text:span><text:span text:style-name="T3">There is no starvation going on here, which was the desired result. Based on the output it looks like multiple readers have to read before they allow the writer to change the database. This appears to be due to using pthread_cond_broadcast to wake up all the readers instead of just one at a time with pthread_cond_signal. If I switch to a signal call, the readers and the writer alternate. I'm not sure if N number of readers would result in starvation in the case of using broadcast. The reader checks to see if there is a writer waiting to write to the database, If there is it waits and allows the writer to execute. Once the writer is done it signals for the readers to wake back up and continue read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3T21:07:09.172951660</meta:creation-date>
    <meta:generator>LibreOffice/4.2.6.3$Linux_X86_64 LibreOffice_project/420m0$Build-3</meta:generator>
    <dc:date>2014-10-25T20:53:20.077936824</dc:date>
    <meta:editing-duration>PT11M3S</meta:editing-duration>
    <meta:editing-cycles>6</meta:editing-cycles>
    <meta:document-statistic meta:table-count="0" meta:image-count="0" meta:object-count="0" meta:page-count="2" meta:paragraph-count="61" meta:word-count="541" meta:character-count="3198" meta:non-whitespace-character-count="2664"/>
  </office:meta>
</office:document-meta>
</file>